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4271in" fo:margin-left="0in" table:align="left"/>
    </style:style>
    <style:style style:name="Table1.A" style:family="table-column">
      <style:table-column-properties style:column-width="0.3153in"/>
    </style:style>
    <style:style style:name="Table1.B" style:family="table-column">
      <style:table-column-properties style:column-width="1.5639in"/>
    </style:style>
    <style:style style:name="Table1.C" style:family="table-column">
      <style:table-column-properties style:column-width="0.6833in"/>
    </style:style>
    <style:style style:name="Table1.D" style:family="table-column">
      <style:table-column-properties style:column-width="1.875in"/>
    </style:style>
    <style:style style:name="Table1.E" style:family="table-column">
      <style:table-column-properties style:column-width="1.1875in"/>
    </style:style>
    <style:style style:name="Table1.F" style:family="table-column">
      <style:table-column-properties style:column-width="1.3125in"/>
    </style:style>
    <style:style style:name="Table1.G" style:family="table-column">
      <style:table-column-properties style:column-width="1.25in"/>
    </style:style>
    <style:style style:name="Table1.H" style:family="table-column">
      <style:table-column-properties style:column-width="1.2396in"/>
    </style:style>
    <style:style style:name="Table1.A1" style:family="table-cell">
      <style:table-cell-properties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fo:background-color="#666666" fo:padding="0.0382in" fo:border="0.05pt solid #000000">
        <style:background-image/>
      </style:table-cell-properties>
    </style:style>
    <style:style style:name="Table1.2" style:family="table-row">
      <style:table-row-properties style:min-row-height="0.2333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9pt" officeooo:paragraph-rsid="0020a86f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Courier 10 Pitch" fo:font-size="9pt" officeooo:paragraph-rsid="0021d270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9pt" officeooo:paragraph-rsid="0023cb36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9pt" officeooo:rsid="0023cb36" officeooo:paragraph-rsid="0023cb36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Courier 10 Pitch" fo:font-size="9pt" officeooo:rsid="0029dae7" officeooo:paragraph-rsid="0029dae7" style:font-size-asian="9pt" style:font-size-complex="9pt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ourier 10 Pitch" fo:font-size="9pt" style:font-size-asian="9pt" style:font-size-complex="9pt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ourier 10 Pitch" fo:font-size="9pt" officeooo:paragraph-rsid="00235cb7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Courier 10 Pitch" fo:font-size="9pt" officeooo:rsid="0018d3de" officeooo:paragraph-rsid="0018d3de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Courier 10 Pitch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Courier 10 Pitch" fo:font-size="9pt" officeooo:rsid="001a9b55" officeooo:paragraph-rsid="001a9b55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9pt" officeooo:rsid="001c59db" officeooo:paragraph-rsid="001c59db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Courier 10 Pitch" fo:font-size="9pt" officeooo:rsid="001df655" officeooo:paragraph-rsid="001df655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9pt" officeooo:rsid="001fc46c" officeooo:paragraph-rsid="001fc46c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9pt" officeooo:rsid="00235cb7" officeooo:paragraph-rsid="00235cb7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9pt" officeooo:rsid="0023cb36" officeooo:paragraph-rsid="0023cb36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11pt" officeooo:rsid="0018d3de" officeooo:paragraph-rsid="0018d3de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11pt" officeooo:rsid="001a9b55" officeooo:paragraph-rsid="001a9b55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Courier 10 Pitch" fo:font-size="11pt" officeooo:rsid="001df17b" officeooo:paragraph-rsid="001df17b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1pt" officeooo:rsid="001df655" officeooo:paragraph-rsid="001df655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1pt" officeooo:rsid="001df655" officeooo:paragraph-rsid="00235cb7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1pt" officeooo:rsid="001fc46c" officeooo:paragraph-rsid="001fc46c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1pt" officeooo:rsid="001fc46c" officeooo:paragraph-rsid="0021d270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1pt" officeooo:rsid="0023cb36" officeooo:paragraph-rsid="0023cb36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1pt" officeooo:rsid="00276d35" officeooo:paragraph-rsid="00276d35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color="#ffffff" fo:font-weight="bold" officeooo:rsid="0018d3de" officeooo:paragraph-rsid="0018d3de" style:font-weight-asian="bold" style:font-weight-complex="bold"/>
    </style:style>
    <style:style style:name="T1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2" style:family="text">
      <style:text-properties fo:color="#0000c0" style:font-name="Monospace" fo:font-style="italic" fo:font-weight="bold" style:font-style-asian="italic" style:font-weight-asian="bold"/>
    </style:style>
    <style:style style:name="T3" style:family="text">
      <style:text-properties fo:color="#0000c0" fo:font-style="italic" fo:font-weight="bold" style:font-style-asian="italic" style:font-weight-asian="bold"/>
    </style:style>
    <style:style style:name="T4" style:family="text">
      <style:text-properties fo:color="#0000c0" fo:font-style="italic" fo:font-weight="bold" officeooo:rsid="0023cb36" style:font-style-asian="italic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26">#</text:p>
          </table:table-cell>
          <table:table-cell table:style-name="Table1.A1" office:value-type="string">
            <text:p text:style-name="P26">Emotion Instance</text:p>
          </table:table-cell>
          <table:table-cell table:style-name="Table1.A1" table:number-columns-spanned="2" office:value-type="string">
            <text:p text:style-name="P26">Context</text:p>
          </table:table-cell>
          <table:covered-table-cell/>
          <table:table-cell table:style-name="Table1.A1" office:value-type="string">
            <text:p text:style-name="P26">Relevance</text:p>
          </table:table-cell>
          <table:table-cell table:style-name="Table1.A1" office:value-type="string">
            <text:p text:style-name="P26">Desirability</text:p>
          </table:table-cell>
          <table:table-cell table:style-name="Table1.A1" office:value-type="string">
            <text:p text:style-name="P26">Expectedness</text:p>
          </table:table-cell>
          <table:table-cell table:style-name="Table1.H1" office:value-type="string">
            <text:p text:style-name="P26">Controllability</text:p>
          </table:table-cell>
        </table:table-row>
        <table:table-row table:style-name="Table1.2"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7">Joy</text:p>
          </table:table-cell>
          <table:table-cell table:style-name="Table1.A2" table:number-columns-spanned="2" office:value-type="string">
            <text:p text:style-name="P17"/>
          </table:table-cell>
          <table:covered-table-cell/>
          <table:table-cell table:style-name="Table1.A2" office:value-type="string">
            <text:p text:style-name="P6"><text:span text:style-name="T3">RELEVANT</text:span></text:p>
          </table:table-cell>
          <table:table-cell table:style-name="Table1.A2" office:value-type="string">
            <text:p text:style-name="P8"><text:span text:style-name="T3">DESIRABLE</text:span></text:p>
            <text:p text:style-name="P7"><text:span text:style-name="T3">HIGH_DESIRABLE</text:span></text:p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P22">Sadness</text:p>
          </table:table-cell>
          <table:table-cell table:style-name="Table1.A2" table:number-columns-spanned="2" office:value-type="string">
            <text:p text:style-name="P22"/>
          </table:table-cell>
          <table:covered-table-cell/>
          <table:table-cell table:style-name="Table1.A2" office:value-type="string">
            <text:p text:style-name="P6"><text:span text:style-name="T3">RELEVANT</text:span></text:p>
          </table:table-cell>
          <table:table-cell table:style-name="Table1.A2" office:value-type="string">
            <text:p text:style-name="P3"><text:span text:style-name="T3">UNDESIRABLE</text:span></text:p>
            <text:p text:style-name="P3"><text:span text:style-name="T3">HIGH_UNDESIRABLE</text:span></text:p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A2" table:number-rows-spanned="2" office:value-type="string">
            <text:p text:style-name="P9">3</text:p>
          </table:table-cell>
          <table:table-cell table:style-name="Table1.A2" table:number-rows-spanned="2" office:value-type="string">
            <text:p text:style-name="P17">Positive Surprise</text:p>
          </table:table-cell>
          <table:table-cell table:style-name="Table1.A2" office:value-type="string">
            <text:p text:style-name="P25">user</text:p>
          </table:table-cell>
          <table:table-cell table:style-name="Table1.A2" office:value-type="string">
            <text:p text:style-name="P4"><text:span text:style-name="T3">AGENT_PROPOSED</text:span></text:p>
            <text:p text:style-name="P4"><text:span text:style-name="T3">AGENT_</text:span><text:span text:style-name="T4">ACCEPTED</text:span></text:p>
            <text:p text:style-name="P4"><text:span text:style-name="T3">AGENT_SELF_ACHIEVEMENT</text:span></text:p>
          </table:table-cell>
          <table:table-cell table:style-name="Table1.A2" table:number-rows-spanned="2" office:value-type="string">
            <text:p text:style-name="P6"><text:span text:style-name="T3">RELEVANT</text:span></text:p>
          </table:table-cell>
          <table:table-cell table:style-name="Table1.A2" table:number-rows-spanned="2" office:value-type="string">
            <text:p text:style-name="P1"><text:span text:style-name="T3">DESIRABLE</text:span></text:p>
            <text:p text:style-name="P1"><text:span text:style-name="T3">HIGH_DESIRABLE</text:span></text:p>
          </table:table-cell>
          <table:table-cell table:style-name="Table1.A2" table:number-rows-spanned="2" office:value-type="string">
            <text:p text:style-name="P1"><text:span text:style-name="T3">UNEXPECTED</text:span></text:p>
            <text:p text:style-name="P1"><text:span text:style-name="T3">MOST_UNEXPECTED</text:span></text:p>
          </table:table-cell>
          <table:table-cell table:style-name="Table1.H2" table:number-rows-spanned="2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5">agent</text:p>
          </table:table-cell>
          <table:table-cell table:style-name="Table1.A2" office:value-type="string">
            <text:p text:style-name="P4"><text:span text:style-name="T3">HUMAN_PROPOSED</text:span></text:p>
            <text:p text:style-name="P4"><text:span text:style-name="T3">HUMAN_</text:span><text:span text:style-name="T4">ACCEPTED</text:span></text:p>
            <text:p text:style-name="P4"><text:span text:style-name="T3">HUMAN_SELF_ACHIEVEMEN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5">4</text:p>
          </table:table-cell>
          <table:table-cell table:style-name="Table1.A2" table:number-rows-spanned="2" office:value-type="string">
            <text:p text:style-name="P21">Negative Surprise</text:p>
          </table:table-cell>
          <table:table-cell table:style-name="Table1.A2" office:value-type="string">
            <text:p text:style-name="P25">user</text:p>
          </table:table-cell>
          <table:table-cell table:style-name="Table1.A2" office:value-type="string">
            <text:p text:style-name="P1"><text:span text:style-name="T3">AGENT_PROPOSED</text:span></text:p>
            <text:p text:style-name="P1"><text:span text:style-name="T3">AGENT_REJECTED</text:span></text:p>
            <text:p text:style-name="P1"><text:span text:style-name="T3">AGENT_SELF_FAILURE</text:span></text:p>
          </table:table-cell>
          <table:table-cell table:style-name="Table1.A2" table:number-rows-spanned="2" office:value-type="string">
            <text:p text:style-name="P6"><text:span text:style-name="T3">RELEVANT</text:span></text:p>
          </table:table-cell>
          <table:table-cell table:style-name="Table1.A2" table:number-rows-spanned="2" office:value-type="string">
            <text:p text:style-name="P1"><text:span text:style-name="T3">UNDESIRABLE</text:span></text:p>
            <text:p text:style-name="P1"><text:span text:style-name="T3">HIGH_UNDESIRABLE</text:span></text:p>
          </table:table-cell>
          <table:table-cell table:style-name="Table1.A2" table:number-rows-spanned="2" office:value-type="string">
            <text:p text:style-name="P1"><text:span text:style-name="T3">UNEXPECTED</text:span></text:p>
            <text:p text:style-name="P1"><text:span text:style-name="T3">MOST_UNEXPECTED</text:span></text:p>
          </table:table-cell>
          <table:table-cell table:style-name="Table1.H2" table:number-rows-spanned="2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5">agent</text:p>
          </table:table-cell>
          <table:table-cell table:style-name="Table1.A2" office:value-type="string">
            <text:p text:style-name="P1"><text:span text:style-name="T2">HUMAN_PROPOSED</text:span></text:p>
            <text:p text:style-name="P1"><text:span text:style-name="T2">HUMAN_REJECTED</text:span></text:p>
            <text:p text:style-name="P1"><text:span text:style-name="T2">HUMAN_SELF_FAILUR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5">5</text:p>
          </table:table-cell>
          <table:table-cell table:style-name="Table1.A2" table:number-rows-spanned="2" office:value-type="string">
            <text:p text:style-name="P18">Anger</text:p>
          </table:table-cell>
          <table:table-cell table:style-name="Table1.A2" office:value-type="string">
            <text:p text:style-name="P25">user</text:p>
          </table:table-cell>
          <table:table-cell table:style-name="Table1.A2" office:value-type="string">
            <text:p text:style-name="P1"><text:span text:style-name="T3">AGENT_REJECTED</text:span></text:p>
            <text:p text:style-name="P1"><text:span text:style-name="T3">HUMAN_SELF_FAILURE</text:span></text:p>
          </table:table-cell>
          <table:table-cell table:style-name="Table1.A2" table:number-rows-spanned="2" office:value-type="string">
            <text:p text:style-name="P6"><text:span text:style-name="T3">RELEVANT</text:span></text:p>
          </table:table-cell>
          <table:table-cell table:style-name="Table1.A2" table:number-rows-spanned="2" office:value-type="string">
            <text:p text:style-name="P1"><text:span text:style-name="T3">UNDESIRABLE</text:span></text:p>
            <text:p text:style-name="P1"><text:span text:style-name="T3">HIGH_UNDESIRABLE</text:span></text:p>
          </table:table-cell>
          <table:table-cell table:style-name="Table1.A2" table:number-rows-spanned="2" office:value-type="string">
            <text:p text:style-name="P10"/>
          </table:table-cell>
          <table:table-cell table:style-name="Table1.H2" table:number-rows-spanned="2" office:value-type="string">
            <text:p text:style-name="P1"><text:span text:style-name="T3">UNCONTROLLABLE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5">agent</text:p>
          </table:table-cell>
          <table:table-cell table:style-name="Table1.A2" office:value-type="string">
            <text:p text:style-name="P1"><text:span text:style-name="T3">HUMAN_REJECTED</text:span></text:p>
            <text:p text:style-name="P1"><text:span text:style-name="T3">AGENT_SELF_FAILUR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5">6</text:p>
          </table:table-cell>
          <table:table-cell table:style-name="Table1.A2" table:number-rows-spanned="2" office:value-type="string">
            <text:p text:style-name="P19">Worry</text:p>
          </table:table-cell>
          <table:table-cell table:style-name="Table1.A2" office:value-type="string">
            <text:p text:style-name="P25">user</text:p>
          </table:table-cell>
          <table:table-cell table:style-name="Table1.A2" office:value-type="string">
            <text:p text:style-name="P1"><text:span text:style-name="T3">AGENT_PROPOSED</text:span></text:p>
            <text:p text:style-name="P1"><text:span text:style-name="T3">AGENT_REJECTED</text:span></text:p>
            <text:p text:style-name="P1"><text:span text:style-name="T3">HUMAN_SELF_FAILURE</text:span></text:p>
            <text:p text:style-name="P1"><text:span text:style-name="T3">AGENT_SELF_FAILURE</text:span></text:p>
          </table:table-cell>
          <table:table-cell table:style-name="Table1.A2" table:number-rows-spanned="2" office:value-type="string">
            <text:p text:style-name="P6"><text:span text:style-name="T3">RELEVANT</text:span></text:p>
          </table:table-cell>
          <table:table-cell table:style-name="Table1.A2" table:number-rows-spanned="2" office:value-type="string">
            <text:p text:style-name="P1"><text:span text:style-name="T3">UNDESIRABLE</text:span></text:p>
            <text:p text:style-name="P1"><text:span text:style-name="T3">HIGH_UNDESIRABLE</text:span></text:p>
          </table:table-cell>
          <table:table-cell table:style-name="Table1.A2" table:number-rows-spanned="2" office:value-type="string">
            <text:p text:style-name="P1"><text:span text:style-name="T3">EXPECTED</text:span></text:p>
          </table:table-cell>
          <table:table-cell table:style-name="Table1.H2" table:number-rows-spanned="2" office:value-type="string">
            <text:p text:style-name="P1"><text:span text:style-name="T3">UNCONTROLLABLE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5">agent</text:p>
          </table:table-cell>
          <table:table-cell table:style-name="Table1.A2" office:value-type="string">
            <text:p text:style-name="P1"><text:span text:style-name="T3">HUMAN_PROPOSED</text:span></text:p>
            <text:p text:style-name="P1"><text:span text:style-name="T3">HUMAN_REJECTED</text:span></text:p>
            <text:p text:style-name="P1"><text:span text:style-name="T3">HUMAN_SELF_FAILURE</text:span></text:p>
            <text:p text:style-name="P1"><text:span text:style-name="T3">AGENT_SELF_FAILUR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5">7</text:p>
          </table:table-cell>
          <table:table-cell table:style-name="Table1.A2" table:number-rows-spanned="2" office:value-type="string">
            <text:p text:style-name="P20">Frustration</text:p>
          </table:table-cell>
          <table:table-cell table:style-name="Table1.A2" office:value-type="string">
            <text:p text:style-name="P25">user</text:p>
          </table:table-cell>
          <table:table-cell table:style-name="Table1.A2" office:value-type="string">
            <text:p text:style-name="P1"><text:span text:style-name="T3">AGENT_PROPOSED</text:span></text:p>
            <text:p text:style-name="P1"><text:span text:style-name="T3">AGENT_REJECTED</text:span></text:p>
            <text:p text:style-name="P1"><text:span text:style-name="T3">HUMAN_SELF_FAILURE</text:span></text:p>
          </table:table-cell>
          <table:table-cell table:style-name="Table1.A2" table:number-rows-spanned="2" office:value-type="string">
            <text:p text:style-name="P6"><text:span text:style-name="T3">RELEVANT</text:span></text:p>
          </table:table-cell>
          <table:table-cell table:style-name="Table1.A2" table:number-rows-spanned="2" office:value-type="string">
            <text:p text:style-name="P1"><text:span text:style-name="T3">UNDESIRABLE</text:span></text:p>
            <text:p text:style-name="P1"><text:span text:style-name="T3">HIGH_UNDESIRABLE</text:span></text:p>
          </table:table-cell>
          <table:table-cell table:style-name="Table1.A2" table:number-rows-spanned="2" office:value-type="string">
            <text:p text:style-name="P10"/>
          </table:table-cell>
          <table:table-cell table:style-name="Table1.H2" table:number-rows-spanned="2" office:value-type="string">
            <text:p text:style-name="P1"><text:span text:style-name="T3">CONTROLLABLE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5">agent</text:p>
          </table:table-cell>
          <table:table-cell table:style-name="Table1.A2" office:value-type="string">
            <text:p text:style-name="P1"><text:span text:style-name="T3">HUMAN_PROPOSED</text:span></text:p>
            <text:p text:style-name="P1"><text:span text:style-name="T3">HUMAN_REJECTED</text:span></text:p>
            <text:p text:style-name="P1"><text:span text:style-name="T3">AGENT_SELF_FAILUR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4">8</text:p>
          </table:table-cell>
          <table:table-cell table:style-name="Table1.A2" table:number-rows-spanned="2" office:value-type="string">
            <text:p text:style-name="P23">Guilt</text:p>
          </table:table-cell>
          <table:table-cell table:style-name="Table1.A2" office:value-type="string">
            <text:p text:style-name="P25">user</text:p>
          </table:table-cell>
          <table:table-cell table:style-name="Table1.A2" office:value-type="string">
            <text:p text:style-name="P2"><text:span text:style-name="T3">HUMAN_SELF_FAILURE</text:span></text:p>
          </table:table-cell>
          <table:table-cell table:style-name="Table1.A2" table:number-rows-spanned="2" office:value-type="string">
            <text:p text:style-name="P6"><text:span text:style-name="T3">RELEVANT</text:span></text:p>
          </table:table-cell>
          <table:table-cell table:style-name="Table1.A2" table:number-rows-spanned="2" office:value-type="string">
            <text:p text:style-name="P2"><text:span text:style-name="T3">UNDESIRABLE</text:span></text:p>
            <text:p text:style-name="P2"><text:span text:style-name="T3">HIGH_UNDESIRABLE</text:span></text:p>
          </table:table-cell>
          <table:table-cell table:style-name="Table1.A2" table:number-rows-spanned="2" office:value-type="string">
            <text:p text:style-name="P10"/>
          </table:table-cell>
          <table:table-cell table:style-name="Table1.H2" table:number-rows-spanned="2" office:value-type="string">
            <text:p text:style-name="P2"><text:span text:style-name="T3">UNCONTROLLABLE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5">agent</text:p>
          </table:table-cell>
          <table:table-cell table:style-name="Table1.A2" office:value-type="string">
            <text:p text:style-name="P2"><text:span text:style-name="T3">AGENT_SELF_FAILUR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6">9</text:p>
          </table:table-cell>
          <table:table-cell table:style-name="Table1.A2" office:value-type="string">
            <text:p text:style-name="P24">Neutral</text:p>
          </table:table-cell>
          <table:table-cell table:style-name="Table1.A2" table:number-columns-spanned="2" office:value-type="string">
            <text:p text:style-name="P24"/>
          </table:table-cell>
          <table:covered-table-cell/>
          <table:table-cell table:style-name="Table1.A2" office:value-type="string">
            <text:p text:style-name="P6"><text:span text:style-name="T3"/></text:p>
          </table:table-cell>
          <table:table-cell table:style-name="Table1.A2" office:value-type="string">
            <text:p text:style-name="P5"><text:span text:style-name="T3">Neutral</text:span></text:p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0:20:54.784703608</meta:creation-date>
    <dc:date>2016-04-25T11:35:26.522026568</dc:date>
    <meta:editing-duration>PT1H10M4S</meta:editing-duration>
    <meta:editing-cycles>19</meta:editing-cycles>
    <meta:generator>LibreOffice/4.2.8.2$Linux_X86_64 LibreOffice_project/420m0$Build-2</meta:generator>
    <meta:document-statistic meta:table-count="1" meta:image-count="0" meta:object-count="0" meta:page-count="1" meta:paragraph-count="103" meta:word-count="106" meta:character-count="1115" meta:non-whitespace-character-count="1112"/>
  </office:meta>
</office:document-meta>
</file>